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3.67cm" fo:min-width="3.9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="Linienspitzen_20_4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stroke-linejoin="none" draw:fill="none" draw:fill-color="#ffffff" loext:fill-use-slide-background="false" draw:textarea-horizontal-align="justify" draw:textarea-vertical-align="middle" draw:auto-grow-height="false" fo:min-height="0.966cm" fo:min-width="0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="Linienspitzen_20_2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994cm" fo:min-width="1.941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="Linienspitzen_20_2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="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cm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bottom" draw:auto-grow-height="false" fo:min-height="3.67cm" fo:min-width="5.421cm" fo:padding-top="0.165cm" fo:padding-bottom="0.165cm" fo:padding-left="0.29cm" fo:padding-right="0.29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="Linienspitzen_20_3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dddddd" draw:opacity="40%" draw:textarea-horizontal-align="justify" draw:textarea-vertical-align="middle" draw:auto-grow-height="false" fo:min-height="0.907cm" fo:min-width="0cm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75cm"/>
      <style:paragraph-properties style:writing-mode="lr-tb"/>
    </style:style>
    <style:style style:name="gr16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5cm"/>
      <style:paragraph-properties style:writing-mode="lr-tb"/>
    </style:style>
    <style:style style:name="gr17" style:family="graphic" style:parent-style-name="objectwithoutfill">
      <style:graphic-properties svg:stroke-width="0.035cm" svg:stroke-color="#000000" draw:marker-start-width="0.252cm" draw:marker-end="Linienspitzen_20_2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101cm" fo:min-width="0.622cm"/>
      <style:paragraph-properties style:writing-mode="lr-tb"/>
    </style:style>
    <style:style style:name="gr19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0.601cm"/>
      <style:paragraph-properties style:writing-mode="lr-tb"/>
    </style:style>
    <style:style style:name="gr20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4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bottom" draw:auto-grow-height="false" fo:min-height="3.67cm" fo:min-width="6.071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351cm"/>
      <style:paragraph-properties style:writing-mode="lr-tb"/>
    </style:style>
    <style:style style:name="gr23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25cm"/>
      <style:paragraph-properties style:writing-mode="lr-tb"/>
    </style:style>
    <style:style style:name="gr24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1.05cm" fo:min-width="2.75cm"/>
      <style:paragraph-properties style:writing-mode="lr-tb"/>
    </style:style>
    <style:style style:name="gr25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0.75cm"/>
      <style:paragraph-properties style:writing-mode="lr-tb"/>
    </style:style>
    <style:style style:name="gr26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15cm" fo:min-width="0.75cm"/>
      <style:paragraph-properties style:writing-mode="lr-tb"/>
    </style:style>
    <style:style style:name="gr27" style:family="graphic" style:parent-style-name="standard" style:list-style-name="L1">
      <style:graphic-properties svg:stroke-width="0.035cm" svg:stroke-color="#000000" draw:marker-start-width="0.252cm" draw:marker-end-width="0.252cm" draw:stroke-linejoin="none" draw:fill="none" draw:fill-color="#ffffff" loext:fill-use-slide-background="false" draw:textarea-horizontal-align="justify" draw:textarea-vertical-align="middle" draw:auto-grow-height="false" fo:min-height="0.716cm" fo:min-width="0.966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0cm"/>
      <style:paragraph-properties style:writing-mode="lr-tb"/>
    </style:style>
    <style:style style:name="gr29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1.75cm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729fcf" loext:fill-use-slide-background="false" draw:textarea-horizontal-align="justify" draw:textarea-vertical-align="top" draw:auto-grow-height="false" fo:min-height="0.994cm" fo:min-width="1.4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opacity="0%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729fcf"/>
      <style:paragraph-properties fo:text-align="start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729fcf"/>
      <style:paragraph-properties fo:text-align="center" style:writing-mode="lr-tb"/>
    </style:style>
    <style:style style:name="P8" style:family="paragraph">
      <loext:graphic-properties draw:opacity="0%"/>
      <style:paragraph-properties fo:text-align="center" style:writing-mode="lr-tb"/>
    </style:style>
    <style:style style:name="P9" style:family="paragraph">
      <loext:graphic-properties draw:fill-color="#dddddd" draw:opacity="40%"/>
      <style:paragraph-properties fo:text-align="center"/>
    </style:style>
    <style:style style:name="P10" style:family="paragraph">
      <style:paragraph-properties fo:text-align="end" style:writing-mode="lr-tb"/>
    </style:style>
    <style:style style:name="P11" style:family="paragraph">
      <loext:graphic-properties draw:fill="none" draw:fill-color="#729fcf"/>
      <style:paragraph-properties fo:text-align="end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22pt" style:font-size-complex="22pt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22pt" style:font-size-complex="22pt"/>
    </style:style>
    <style:style style:name="P15" style:family="paragraph">
      <style:paragraph-properties fo:margin-left="0cm" fo:margin-right="0cm" fo:margin-top="0cm" fo:margin-bottom="0cm" fo:line-height="8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80%" fo:text-align="end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Liberation Sans1" fo:font-size="10.5pt" style:font-name-asian="Liberation Sans1" style:font-size-asian="10.5pt" style:font-name-complex="Liberation Sans1" style:font-size-complex="10.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35cm" svg:y1="0.6cm" svg:x2="8.3cm" svg:y2="0.6cm">
          <text:p/>
        </draw:line>
        <draw:custom-shape draw:style-name="gr2" draw:text-style-name="P3" draw:layer="layout" svg:width="4.5cm" svg:height="4cm" draw:transform="skewX (-0.00122173047639603) translate (0.148cm 0.1cm)">
          <text:p text:style-name="P2">VCR</text:p>
          <text:p text:style-name="P2">RF</text:p>
          <text:p text:style-name="P2">o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.4cm" svg:y1="0.6cm" svg:x2="3.9cm" svg:y2="0.6cm">
          <text:p/>
        </draw:line>
        <draw:custom-shape draw:style-name="gr4" draw:text-style-name="P4" draw:layer="layout" svg:width="0.5cm" svg:height="1.25cm" svg:x="2.1cm" svg:y="1.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35cm" svg:y1="0.477cm" svg:x2="2.35cm" svg:y2="1.6cm">
          <text:p/>
        </draw:line>
        <draw:line draw:style-name="gr6" draw:text-style-name="P1" draw:layer="layout" svg:x1="2.35cm" svg:y1="2.85cm" svg:x2="2.35cm" svg:y2="3.6cm">
          <text:p/>
        </draw:line>
        <draw:line draw:style-name="gr6" draw:text-style-name="P1" draw:layer="layout" svg:x1="1.976cm" svg:y1="3.596cm" svg:x2="2.726cm" svg:y2="3.596cm">
          <text:p/>
        </draw:line>
        <draw:line draw:style-name="gr6" draw:text-style-name="P1" draw:layer="layout" svg:x1="2.126cm" svg:y1="3.746cm" svg:x2="2.626cm" svg:y2="3.746cm">
          <text:p/>
        </draw:line>
        <draw:custom-shape draw:style-name="gr7" draw:text-style-name="P5" draw:layer="layout" svg:width="2.441cm" svg:height="1.244cm" svg:x="2.409cm" svg:y="1.756cm">
          <text:p text:style-name="P2">R<text:span text:style-name="T1">VCR </text:span><text:span text:style-name="T2">=</text:span></text:p>
          <text:p text:style-name="P2">?<text:span text:style-name="T3">Ω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22cm" svg:y1="3.1cm" svg:x2="5.15cm" svg:y2="3.1cm">
          <text:p/>
        </draw:line>
        <draw:line draw:style-name="gr9" draw:text-style-name="P1" draw:layer="layout" svg:x1="3.9cm" svg:y1="0.281cm" svg:x2="3.9cm" svg:y2="0.904cm">
          <text:p/>
        </draw:line>
        <draw:line draw:style-name="gr9" draw:text-style-name="P1" draw:layer="layout" svg:x1="4.15cm" svg:y1="0.281cm" svg:x2="4.15cm" svg:y2="0.904cm">
          <text:p/>
        </draw:line>
        <draw:line draw:style-name="gr10" draw:text-style-name="P1" draw:layer="layout" svg:x1="4.15cm" svg:y1="0.6cm" svg:x2="5.15cm" svg:y2="0.6cm">
          <text:p/>
        </draw:line>
        <draw:custom-shape draw:style-name="gr11" draw:text-style-name="P7" draw:layer="layout" svg:width="1.5cm" svg:height="0.75cm" svg:x="3.293cm" svg:y="0.833cm">
          <text:p text:style-name="P6">?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6.001cm" svg:height="4cm" draw:transform="skewX (-0.00122173047639603) translate (8.797cm 0.1cm)">
          <text:p text:style-name="P6">ADA4857 am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.3cm" svg:y1="3.1cm" svg:x2="8.3cm" svg:y2="3.1cm">
          <text:p/>
        </draw:line>
        <draw:line draw:style-name="gr10" draw:text-style-name="P1" draw:layer="layout" svg:x1="9.6cm" svg:y1="0.6cm" svg:x2="8.3cm" svg:y2="0.6cm">
          <text:p/>
        </draw:line>
        <draw:custom-shape draw:style-name="gr14" draw:text-style-name="P9" draw:layer="layout" svg:width="0.5cm" svg:height="1.5cm" draw:transform="rotate (1.5707963267949) translate (6.6cm 0.85cm)">
          <text:p/>
          <draw:enhanced-geometry svg:viewBox="0 0 88 21600" draw:mirror-horizontal="false" draw:mirror-vertical="false" draw:glue-points="44 ?f6 44 0 0 10800 44 21600 88 10800" draw:text-areas="0 ?f6 88 ?f3" draw:type="can" draw:modifiers="2977.8221778221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5.15cm" svg:y1="3.1cm" svg:x2="6.7cm" svg:y2="3.1cm">
          <text:p/>
        </draw:line>
        <draw:line draw:style-name="gr6" draw:text-style-name="P1" draw:layer="layout" svg:x1="6.7cm" svg:y1="3.1cm" svg:x2="6.7cm" svg:y2="0.85cm">
          <text:p/>
        </draw:line>
        <draw:line draw:style-name="gr6" draw:text-style-name="P1" draw:layer="layout" svg:x1="8cm" svg:y1="3.1cm" svg:x2="8cm" svg:y2="0.85cm">
          <text:p/>
        </draw:line>
        <draw:line draw:style-name="gr6" draw:text-style-name="P1" draw:layer="layout" svg:x1="8cm" svg:y1="3.1cm" svg:x2="8.3cm" svg:y2="3.1cm">
          <text:p/>
        </draw:line>
        <draw:line draw:style-name="gr9" draw:text-style-name="P1" draw:layer="layout" svg:x1="9.6cm" svg:y1="0.294cm" svg:x2="9.6cm" svg:y2="0.917cm">
          <text:p/>
        </draw:line>
        <draw:line draw:style-name="gr9" draw:text-style-name="P1" draw:layer="layout" svg:x1="9.85cm" svg:y1="0.294cm" svg:x2="9.85cm" svg:y2="0.917cm">
          <text:p/>
        </draw:line>
        <draw:custom-shape draw:style-name="gr15" draw:text-style-name="P7" draw:layer="layout" svg:width="2.25cm" svg:height="0.75cm" svg:x="8.7cm" svg:y="0.85cm">
          <text:p text:style-name="P6"><text:span text:style-name="T3">10uF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55cm" svg:y1="0.6cm" svg:x2="15.3cm" svg:y2="0.6cm">
          <text:p/>
        </draw:line>
        <draw:line draw:style-name="gr6" draw:text-style-name="P1" draw:layer="layout" svg:x1="9.85cm" svg:y1="0.6cm" svg:x2="11.3cm" svg:y2="0.6cm">
          <text:p/>
        </draw:line>
        <draw:custom-shape draw:style-name="gr16" draw:text-style-name="P7" draw:layer="layout" svg:width="2cm" svg:height="0.75cm" svg:x="6.35cm" svg:y="0.85cm">
          <text:p text:style-name="P6"><text:span text:style-name="T3">75Ω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3cm" svg:y1="2.85cm" svg:x2="11.3cm" svg:y2="0.35cm">
          <text:p/>
        </draw:line>
        <draw:line draw:style-name="gr6" draw:text-style-name="P1" draw:layer="layout" svg:x1="12.3cm" svg:y1="1.6cm" svg:x2="11.3cm" svg:y2="0.35cm">
          <text:p/>
        </draw:line>
        <draw:line draw:style-name="gr6" draw:text-style-name="P1" draw:layer="layout" svg:x1="12.3cm" svg:y1="1.6cm" svg:x2="11.3cm" svg:y2="2.85cm">
          <text:p/>
        </draw:line>
        <draw:line draw:style-name="gr17" draw:text-style-name="P1" draw:layer="layout" svg:x1="10.8cm" svg:y1="1.6cm" svg:x2="10.8cm" svg:y2="0.471cm">
          <text:p/>
        </draw:line>
        <draw:line draw:style-name="gr6" draw:text-style-name="P1" draw:layer="layout" svg:x1="12.3cm" svg:y1="1.6cm" svg:x2="12.5cm" svg:y2="1.6cm">
          <text:p/>
        </draw:line>
        <draw:line draw:style-name="gr9" draw:text-style-name="P1" draw:layer="layout" svg:x1="12.5cm" svg:y1="1.294cm" svg:x2="12.5cm" svg:y2="1.917cm">
          <text:p/>
        </draw:line>
        <draw:line draw:style-name="gr9" draw:text-style-name="P1" draw:layer="layout" svg:x1="12.75cm" svg:y1="1.294cm" svg:x2="12.75cm" svg:y2="1.917cm">
          <text:p/>
        </draw:line>
        <draw:custom-shape draw:style-name="gr15" draw:text-style-name="P7" draw:layer="layout" svg:width="2.25cm" svg:height="0.75cm" svg:x="11.6cm" svg:y="1.85cm">
          <text:p text:style-name="P6"><text:span text:style-name="T3">47uF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8cm" svg:y1="3.24cm" svg:x2="10.8cm" svg:y2="2.85cm">
          <text:p/>
        </draw:line>
        <draw:custom-shape draw:style-name="gr18" draw:text-style-name="P7" draw:layer="layout" svg:width="1.122cm" svg:height="0.351cm" svg:x="22.953cm" svg:y="1.503cm">
          <text:p text:style-name="P6"><text:span text:style-name="T4">145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101cm" svg:height="0.75cm" svg:x="11.5cm" svg:y="1.2cm">
          <text:p text:style-name="P6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1.25cm" draw:transform="rotate (1.5707963267949) translate (13.3cm 0.85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9cm" svg:height="0.75cm" svg:x="12.95cm" svg:y="0.85cm">
          <text:p text:style-name="P6"><text:span text:style-name="T3">75Ω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75cm" svg:y1="1.6cm" svg:x2="13.001cm" svg:y2="1.6cm">
          <text:p/>
        </draw:line>
        <draw:line draw:style-name="gr1" draw:text-style-name="P1" draw:layer="layout" svg:x1="15.3cm" svg:y1="0.6cm" svg:x2="17.25cm" svg:y2="0.6cm">
          <text:p/>
        </draw:line>
        <draw:custom-shape draw:style-name="gr14" draw:text-style-name="P9" draw:layer="layout" svg:width="0.5cm" svg:height="1.5cm" draw:transform="rotate (1.5707963267949) translate (15.55cm 0.85cm)">
          <text:p/>
          <draw:enhanced-geometry svg:viewBox="0 0 88 21600" draw:mirror-horizontal="false" draw:mirror-vertical="false" draw:glue-points="44 ?f6 44 0 0 10800 44 21600 88 10800" draw:text-areas="0 ?f6 88 ?f3" draw:type="can" draw:modifiers="2977.8221778221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15.3cm" svg:y1="3.1cm" svg:x2="15.65cm" svg:y2="3.1cm">
          <text:p/>
        </draw:line>
        <draw:line draw:style-name="gr6" draw:text-style-name="P1" draw:layer="layout" svg:x1="15.65cm" svg:y1="3.1cm" svg:x2="15.65cm" svg:y2="0.85cm">
          <text:p/>
        </draw:line>
        <draw:line draw:style-name="gr6" draw:text-style-name="P1" draw:layer="layout" svg:x1="16.95cm" svg:y1="3.1cm" svg:x2="16.95cm" svg:y2="0.85cm">
          <text:p/>
        </draw:line>
        <draw:line draw:style-name="gr6" draw:text-style-name="P1" draw:layer="layout" svg:x1="16.95cm" svg:y1="3.1cm" svg:x2="17.15cm" svg:y2="3.1cm">
          <text:p/>
        </draw:line>
        <draw:custom-shape draw:style-name="gr16" draw:text-style-name="P7" draw:layer="layout" svg:width="2cm" svg:height="0.75cm" svg:x="15.3cm" svg:y="0.85cm">
          <text:p text:style-name="P6"><text:span text:style-name="T3">75Ω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6.651cm" svg:height="4cm" draw:transform="skewX (-0.00122173047639603) translate (17.647cm 0.1cm)">
          <text:p text:style-name="P6">CX card (40 MHz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23.3cm" svg:y1="3.1cm" svg:x2="17.15cm" svg:y2="3.1cm">
          <text:p/>
        </draw:line>
        <draw:line draw:style-name="gr10" draw:text-style-name="P1" draw:layer="layout" svg:x1="19.05cm" svg:y1="0.6cm" svg:x2="17.15cm" svg:y2="0.6cm">
          <text:p/>
        </draw:line>
        <draw:custom-shape draw:style-name="gr22" draw:text-style-name="P7" draw:layer="layout" svg:width="1.851cm" svg:height="0.75cm" svg:x="17.399cm" svg:y="0.7cm">
          <text:p text:style-name="P6"><text:span text:style-name="T4">vmux 1 (RCA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1.25cm" draw:transform="rotate (1.5707963267949) translate (19.05cm 0.85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75cm" svg:height="0.75cm" svg:x="18.8cm" svg:y="0.85cm">
          <text:p text:style-name="P6"><text:span text:style-name="T3">0Ω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3.25cm" svg:height="1.3cm" svg:x="17.45cm" svg:y="1.8cm">
          <text:p text:style-name="P10"><text:span text:style-name="T5">75</text:span><text:span text:style-name="T3">Ω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2.45cm" svg:y1="0.294cm" svg:x2="22.45cm" svg:y2="0.917cm">
          <text:p/>
        </draw:line>
        <draw:line draw:style-name="gr9" draw:text-style-name="P1" draw:layer="layout" svg:x1="22.7cm" svg:y1="0.294cm" svg:x2="22.7cm" svg:y2="0.917cm">
          <text:p/>
        </draw:line>
        <draw:custom-shape draw:style-name="gr15" draw:text-style-name="P7" draw:layer="layout" svg:width="2.25cm" svg:height="0.75cm" svg:x="21.55cm" svg:y="0.85cm">
          <text:p text:style-name="P6"><text:span text:style-name="T3">3.3uF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0.3cm" svg:y1="0.6cm" svg:x2="22.45cm" svg:y2="0.6cm">
          <text:p/>
        </draw:line>
        <draw:custom-shape draw:style-name="gr4" draw:text-style-name="P4" draw:layer="layout" svg:width="0.5cm" svg:height="1.25cm" svg:x="20.5cm" svg:y="1.5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75cm" svg:y1="3.224cm" svg:x2="20.75cm" svg:y2="2.8cm">
          <text:p/>
        </draw:line>
        <draw:line draw:style-name="gr5" draw:text-style-name="P1" draw:layer="layout" svg:x1="20.75cm" svg:y1="0.494cm" svg:x2="20.75cm" svg:y2="1.55cm">
          <text:p/>
        </draw:line>
        <draw:custom-shape draw:style-name="gr25" draw:text-style-name="P7" draw:layer="layout" svg:width="1.25cm" svg:height="0.5cm" svg:x="19.05cm" svg:y="0.35cm">
          <text:p text:style-name="P6"><text:span text:style-name="T4">L8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25cm" svg:height="0.5cm" draw:transform="rotate (1.5707963267949) translate (20.503cm 2.8cm)">
          <text:p text:style-name="P6"><text:span text:style-name="T4">R24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2.7cm" svg:y1="0.6cm" svg:x2="23.85cm" svg:y2="0.6cm">
          <text:p/>
        </draw:line>
        <draw:custom-shape draw:style-name="gr26" draw:text-style-name="P7" draw:layer="layout" svg:width="1.25cm" svg:height="0.4cm" svg:x="21.4cm" svg:y="0.2cm">
          <text:p text:style-name="P6"><text:span text:style-name="T4">C53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1.5cm" svg:height="1cm" svg:x="22.55cm" svg:y="1.8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3.85cm" svg:y1="0.6cm" svg:x2="23.85cm" svg:y2="1.85cm">
          <text:p/>
        </draw:line>
        <draw:custom-shape draw:style-name="gr23" draw:text-style-name="P7" draw:layer="layout" svg:width="1.75cm" svg:height="0.75cm" svg:x="22.45cm" svg:y="1.95cm">
          <text:p text:style-name="P6"><text:span text:style-name="T4">CX2xx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0.25cm" svg:height="0.75cm" svg:x="11.3cm" svg:y="0.4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3.3cm" svg:y1="3.1cm" svg:x2="23.3cm" svg:y2="2.85cm">
          <text:p/>
        </draw:line>
        <draw:custom-shape draw:style-name="gr26" draw:text-style-name="P7" draw:layer="layout" svg:width="1.25cm" svg:height="0.4cm" svg:x="8.6cm" svg:y="0.2cm">
          <text:p text:style-name="P6"><text:span text:style-name="T4">C1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1.25cm" svg:x="10.5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2.25cm" svg:height="0.5cm" draw:transform="rotate (1.5707963267949) translate (10.553cm 3.35cm)">
          <text:p text:style-name="P13"><text:span text:style-name="T4">R11/12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1.95cm" svg:height="1.244cm" svg:x="8.8cm" svg:y="1.806cm">
          <text:p text:style-name="P15"><text:span text:style-name="T6">~10x R</text:span><text:span text:style-name="T7">VCR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1.25cm" svg:height="0.4cm" svg:x="12cm" svg:y="0.95cm">
          <text:p text:style-name="P6"><text:span text:style-name="T4">C13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001cm" svg:y1="0.6cm" svg:x2="13.3cm" svg:y2="0.6cm">
          <text:p/>
        </draw:line>
        <draw:line draw:style-name="gr6" draw:text-style-name="P1" draw:layer="layout" svg:x1="13.001cm" svg:y1="1.6cm" svg:x2="13.001cm" svg:y2="0.6cm">
          <text:p/>
        </draw:line>
        <draw:custom-shape draw:style-name="gr25" draw:text-style-name="P7" draw:layer="layout" svg:width="1.25cm" svg:height="0.5cm" svg:x="13.3cm" svg:y="0.35cm">
          <text:p text:style-name="P6"><text:span text:style-name="T4">R15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457cm" svg:y1="0.281cm" svg:x2="5.457cm" svg:y2="0.904cm">
          <text:p/>
        </draw:line>
        <draw:line draw:style-name="gr9" draw:text-style-name="P1" draw:layer="layout" svg:x1="5.707cm" svg:y1="0.281cm" svg:x2="5.707cm" svg:y2="0.904cm">
          <text:p/>
        </draw:line>
        <draw:custom-shape draw:style-name="gr16" draw:text-style-name="P7" draw:layer="layout" svg:width="2cm" svg:height="0.75cm" svg:x="4.6cm" svg:y="0.833cm">
          <text:p text:style-name="P6"><text:span text:style-name="T3">47uF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5.707cm" svg:y1="0.6cm" svg:x2="6.35cm" svg:y2="0.6cm">
          <text:p/>
        </draw:line>
        <draw:line draw:style-name="gr6" draw:text-style-name="P1" draw:layer="layout" svg:x1="5.15cm" svg:y1="0.6cm" svg:x2="5.45cm" svg:y2="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3" draw:display-name="Linienspitzen 3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Linienspitzen_20_4" draw:display-name="Linienspitzen 4" svg:viewBox="0 0 20 30" svg:d="M10 30l-10-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2cm" fo:page-width="25.2cm" fo:page-height="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1-21T20:14:59.406000000</dc:date>
    <meta:editing-duration>PT2H12M4S</meta:editing-duration>
    <meta:editing-cycles>15</meta:editing-cycles>
    <meta:generator>LibreOffice/7.4.0.3$Windows_X86_64 LibreOffice_project/f85e47c08ddd19c015c0114a68350214f7066f5a</meta:generator>
    <meta:document-statistic meta:object-count="85"/>
  </office:meta>
</office:document-meta>
</file>